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6000001421CDAC784BBBAF941.png" manifest:media-type="image/png"/>
  <manifest:file-entry manifest:full-path="Pictures/10000000000002D7000001793AA4C1FAD488A3F0.png" manifest:media-type="image/png"/>
  <manifest:file-entry manifest:full-path="Pictures/10000000000000B6000000C14F6C6AB877C81576.png" manifest:media-type="image/png"/>
  <manifest:file-entry manifest:full-path="Pictures/1000000000000260000001C988B98DE9C9E3CA0B.png" manifest:media-type="image/png"/>
  <manifest:file-entry manifest:full-path="Pictures/1000000000000161000001F164AADEF3BD2B6462.png" manifest:media-type="image/png"/>
  <manifest:file-entry manifest:full-path="Pictures/10000000000001CA000001514443DCE2A2D367DB.png" manifest:media-type="image/png"/>
  <manifest:file-entry manifest:full-path="Pictures/100000000000023D000001BCA5624D733E1B6B9F.png" manifest:media-type="image/png"/>
  <manifest:file-entry manifest:full-path="Pictures/10000000000000DF00000082E494944F974A6018.png" manifest:media-type="image/png"/>
  <manifest:file-entry manifest:full-path="Pictures/10000000000001830000013F4BB8F3375DF2D17D.png" manifest:media-type="image/png"/>
  <manifest:file-entry manifest:full-path="Pictures/100000000000025D0000024DA0E9FB7ADA5894CE.png" manifest:media-type="image/png"/>
  <manifest:file-entry manifest:full-path="Pictures/10000000000000D80000014E8B744F13CF6BDC0E.png" manifest:media-type="image/png"/>
  <manifest:file-entry manifest:full-path="Pictures/10000000000000610000009772C34B3A20C761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color="#000000" draw:fill="hatch" draw:fill-color="#009900" draw:fill-hatch-name="Black_20_45_20_Degrees" draw:fill-hatch-solid="true" draw:textarea-horizontal-align="justify" draw:textarea-vertical-align="middle" draw:auto-grow-height="false" fo:min-height="0cm" fo:min-width="18.5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svg:stroke-color="#000000" draw:fill="hatch" draw:fill-color="#009900" draw:fill-hatch-name="Black_20_45_20_Degrees" draw:fill-hatch-solid="true" draw:textarea-horizontal-align="justify" draw:textarea-vertical-align="middle" draw:auto-grow-height="false" fo:min-height="0cm" fo:min-width="5.5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009900" draw:fill-hatch-name="Black_20_45_20_Degrees" draw:fill-hatch-solid="true"/>
      <style:paragraph-properties fo:text-align="center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485cm" svg:height="3.371cm" draw:transform="rotate (1.5707963267949) translate (3.235cm 17.289cm)">
          <draw:image xlink:href="Pictures/1000000000000260000001C988B98DE9C9E3CA0B.png" xlink:type="simple" xlink:show="embed" xlink:actuate="onLoad" loext:mime-type="image/png">
            <text:p/>
          </draw:image>
        </draw:frame>
        <draw:frame draw:style-name="gr1" draw:text-style-name="P1" draw:layer="layout" svg:width="4.2cm" svg:height="3.09cm" draw:transform="rotate (1.5707963267949) translate (3.1cm 12.7cm)">
          <draw:image xlink:href="Pictures/10000000000001CA000001514443DCE2A2D367DB.png" xlink:type="simple" xlink:show="embed" xlink:actuate="onLoad" loext:mime-type="image/png">
            <text:p/>
          </draw:image>
        </draw:frame>
        <draw:frame draw:style-name="gr1" draw:text-style-name="P1" draw:layer="layout" svg:width="2.745cm" svg:height="1.6cm" svg:x="12.4cm" svg:y="9.4cm">
          <draw:image xlink:href="Pictures/10000000000000DF00000082E494944F974A6018.png" xlink:type="simple" xlink:show="embed" xlink:actuate="onLoad" loext:mime-type="image/png">
            <text:p/>
          </draw:image>
        </draw:frame>
        <draw:frame draw:style-name="gr1" draw:text-style-name="P1" draw:layer="layout" svg:width="5.786cm" svg:height="3cm" draw:transform="rotate (-1.5707963267949) translate (19.5cm 6.914cm)">
          <draw:image xlink:href="Pictures/10000000000002D7000001793AA4C1FAD488A3F0.png" xlink:type="simple" xlink:show="embed" xlink:actuate="onLoad" loext:mime-type="image/png">
            <text:p/>
          </draw:image>
        </draw:frame>
        <draw:frame draw:style-name="gr2" draw:text-style-name="P1" draw:layer="layout" svg:width="3.1cm" svg:height="2.555cm" draw:transform="rotate (-3.14159265358979) translate (13.935cm 4.904cm)">
          <draw:image xlink:href="Pictures/10000000000001830000013F4BB8F3375DF2D17D.png" xlink:type="simple" xlink:show="embed" xlink:actuate="onLoad" loext:mime-type="image/png">
            <text:p/>
          </draw:image>
        </draw:frame>
        <draw:frame draw:style-name="gr2" draw:text-style-name="P1" draw:layer="layout" svg:width="2.734cm" svg:height="2.9cm" draw:transform="rotate (-3.14159265358979) translate (10.935cm 4.604cm)">
          <draw:image xlink:href="Pictures/10000000000000B6000000C14F6C6AB877C81576.png" xlink:type="simple" xlink:show="embed" xlink:actuate="onLoad" loext:mime-type="image/png">
            <text:p/>
          </draw:image>
        </draw:frame>
        <draw:frame draw:style-name="gr1" draw:text-style-name="P1" draw:layer="layout" svg:width="2.415cm" svg:height="3.4cm" draw:transform="rotate (-1.5707963267949) translate (7.935cm 1.304cm)">
          <draw:image xlink:href="Pictures/1000000000000161000001F164AADEF3BD2B6462.png" xlink:type="simple" xlink:show="embed" xlink:actuate="onLoad" loext:mime-type="image/png">
            <text:p/>
          </draw:image>
        </draw:frame>
        <draw:frame draw:style-name="gr1" draw:text-style-name="P1" draw:layer="layout" svg:width="3.4cm" svg:height="3.31cm" draw:transform="rotate (-3.14159265358979) translate (20.4cm 4.81cm)">
          <draw:image xlink:href="Pictures/100000000000025D0000024DA0E9FB7ADA5894CE.png" xlink:type="simple" xlink:show="embed" xlink:actuate="onLoad" loext:mime-type="image/png">
            <text:p/>
          </draw:image>
        </draw:frame>
        <draw:frame draw:style-name="gr2" draw:text-style-name="P1" draw:layer="layout" svg:width="4.065cm" svg:height="4.996cm" draw:transform="rotate (-3.14159265358979) translate (17.6cm 6cm)">
          <draw:image xlink:href="Pictures/1000000000000106000001421CDAC784BBBAF941.png" xlink:type="simple" xlink:show="embed" xlink:actuate="onLoad" loext:mime-type="image/png">
            <text:p/>
          </draw:image>
        </draw:frame>
        <draw:frame draw:style-name="gr1" draw:text-style-name="P1" draw:layer="layout" svg:width="4cm" svg:height="3.099cm" draw:transform="rotate (1.5707963267949) translate (7.1cm 12.5cm)">
          <draw:image xlink:href="Pictures/100000000000023D000001BCA5624D733E1B6B9F.png" xlink:type="simple" xlink:show="embed" xlink:actuate="onLoad" loext:mime-type="image/png">
            <text:p/>
          </draw:image>
        </draw:frame>
        <draw:frame draw:style-name="gr1" draw:text-style-name="P1" draw:layer="layout" svg:width="4.485cm" svg:height="3.371cm" draw:transform="rotate (1.5707963267949) translate (1.635cm 3.589cm)">
          <draw:image xlink:href="Pictures/1000000000000260000001C988B98DE9C9E3CA0B.png" xlink:type="simple" xlink:show="embed" xlink:actuate="onLoad" loext:mime-type="image/png">
            <text:p/>
          </draw:image>
        </draw:frame>
        <draw:custom-shape draw:style-name="gr3" draw:text-style-name="P2" draw:layer="layout" svg:width="19cm" svg:height="0.15cm" svg:x="1.2cm" svg:y="2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2cm" svg:y1="1.6cm" svg:x2="1.2cm" svg:y2="4.5cm">
          <text:p text:style-name="P1"><text:span text:style-name="T1">29mm</text:span></text:p>
        </draw:line>
        <draw:line draw:style-name="gr5" draw:text-style-name="P4" draw:layer="layout" svg:x1="0.8cm" svg:y1="1.6cm" svg:x2="20.2cm" svg:y2="1.6cm">
          <text:p/>
        </draw:line>
        <draw:line draw:style-name="gr5" draw:text-style-name="P4" draw:layer="layout" svg:x1="0.7cm" svg:y1="4.5cm" svg:x2="20.3cm" svg:y2="4.5cm">
          <text:p/>
        </draw:line>
        <draw:frame draw:style-name="gr1" draw:text-style-name="P1" draw:layer="layout" svg:width="3.1cm" svg:height="2.555cm" svg:x="12.935cm" svg:y="15.6cm">
          <draw:image xlink:href="Pictures/10000000000001830000013F4BB8F3375DF2D17D.png" xlink:type="simple" xlink:show="embed" xlink:actuate="onLoad" loext:mime-type="image/png">
            <text:p/>
          </draw:image>
        </draw:frame>
        <draw:frame draw:style-name="gr1" draw:text-style-name="P1" draw:layer="layout" svg:width="2.734cm" svg:height="2.9cm" svg:x="10.301cm" svg:y="16cm">
          <draw:image xlink:href="Pictures/10000000000000B6000000C14F6C6AB877C81576.png" xlink:type="simple" xlink:show="embed" xlink:actuate="onLoad" loext:mime-type="image/png">
            <text:p/>
          </draw:image>
        </draw:frame>
        <draw:frame draw:style-name="gr1" draw:text-style-name="P1" draw:layer="layout" svg:width="2.415cm" svg:height="3.4cm" draw:transform="rotate (-1.5707963267949) translate (9.535cm 15.004cm)">
          <draw:image xlink:href="Pictures/1000000000000161000001F164AADEF3BD2B6462.png" xlink:type="simple" xlink:show="embed" xlink:actuate="onLoad" loext:mime-type="image/png">
            <text:p/>
          </draw:image>
        </draw:frame>
        <draw:frame draw:style-name="gr1" draw:text-style-name="P1" draw:layer="layout" svg:width="3.4cm" svg:height="3.31cm" svg:x="0cm" svg:y="15.6cm">
          <draw:image xlink:href="Pictures/100000000000025D0000024DA0E9FB7ADA5894CE.png" xlink:type="simple" xlink:show="embed" xlink:actuate="onLoad" loext:mime-type="image/png">
            <text:p/>
          </draw:image>
        </draw:frame>
        <draw:frame draw:style-name="gr1" draw:text-style-name="P1" draw:layer="layout" svg:width="4.065cm" svg:height="4.996cm" svg:x="15.635cm" svg:y="14.504cm">
          <draw:image xlink:href="Pictures/1000000000000106000001421CDAC784BBBAF941.png" xlink:type="simple" xlink:show="embed" xlink:actuate="onLoad" loext:mime-type="image/png">
            <text:p/>
          </draw:image>
        </draw:frame>
        <draw:line draw:style-name="gr4" draw:text-style-name="P3" draw:layer="layout" svg:x1="1cm" svg:y1="15.3cm" svg:x2="1cm" svg:y2="18.2cm">
          <text:p text:style-name="P1"><text:span text:style-name="T1">29mm</text:span></text:p>
        </draw:line>
        <draw:line draw:style-name="gr5" draw:text-style-name="P4" draw:layer="layout" svg:x1="0.6cm" svg:y1="15.3cm" svg:x2="20cm" svg:y2="15.3cm">
          <text:p/>
        </draw:line>
        <draw:line draw:style-name="gr5" draw:text-style-name="P4" draw:layer="layout" svg:x1="0.5cm" svg:y1="18.2cm" svg:x2="20.1cm" svg:y2="18.2cm">
          <text:p/>
        </draw:line>
        <draw:frame draw:style-name="gr2" draw:text-style-name="P1" draw:layer="layout" svg:width="1.699cm" svg:height="2.628cm" draw:transform="rotate (-3.14159265358979) translate (4.3cm 18.2cm)">
          <draw:image xlink:href="Pictures/10000000000000D80000014E8B744F13CF6BDC0E.png" xlink:type="simple" xlink:show="embed" xlink:actuate="onLoad" loext:mime-type="image/png">
            <text:p/>
          </draw:image>
        </draw:frame>
        <draw:custom-shape draw:style-name="gr6" draw:text-style-name="P2" draw:layer="layout" svg:width="6cm" svg:height="0.15cm" svg:x="2.8cm" svg:y="16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65cm" svg:height="1.348cm" svg:x="2.735cm" svg:y="16.752cm">
          <draw:image xlink:href="Pictures/10000000000000610000009772C34B3A20C761D8.png" xlink:type="simple" xlink:show="embed" xlink:actuate="onLoad" loext:mime-type="image/png">
            <text:p/>
          </draw:image>
        </draw:frame>
        <draw:custom-shape draw:style-name="gr3" draw:text-style-name="P2" draw:layer="layout" svg:width="19cm" svg:height="0.15cm" svg:x="1.1cm" svg:y="17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1T20:55:00.395000000</meta:creation-date>
    <meta:generator>LibreOffice/6.2.4.2$Windows_X86_64 LibreOffice_project/2412653d852ce75f65fbfa83fb7e7b669a126d64</meta:generator>
    <dc:date>2020-06-01T01:22:46.361000000</dc:date>
    <meta:editing-duration>PT4M20S</meta:editing-duration>
    <meta:editing-cycles>2</meta:editing-cycles>
    <meta:document-statistic meta:object-count="27"/>
  </office:meta>
</office:document-meta>
</file>